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The Author</text:p>
      <text:p text:style-name="Text_20_body">This is some text before a section. It shouldn’t be indented.</text:p>
      <text:h text:style-name="Heading_20_1" text:outline-level="1"><text:bookmark-start text:name="id___h1_1"/>This is a section<text:bookmark-end text:name="id___h1_1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This is a bullet list:</text:p>
      <text:list text:style-name="L1">
        <text:list-item>
          <text:p text:style-name="P1">This is the first paragraph of the first item.</text:p>
          <text:p text:style-name="P1">And the second paragraph of the first item.</text:p>
        </text:list-item>
        <text:list-item>
          <text:p text:style-name="P1">The second item only has one paragraph.</text:p>
        </text:list-item>
      </text:list>
      <text:p text:style-name="First_20_paragraph">This is a numbered list:</text:p>
      <text:list text:style-name="L2">
        <text:list-item>
          <text:p text:style-name="P2">This is the first paragraph of the first item.</text:p>
          <text:p text:style-name="P2">And the second paragraph of the first item.</text:p>
        </text:list-item>
        <text:list-item>
          <text:p text:style-name="P2">The second item only has one paragraph.</text:p>
        </text:list-item>
      </text:list>
      <text:p text:style-name="First_20_paragraph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id___h2_1"/>Subsection<text:bookmark-end text:name="id___h2_1"/></text:h>
      <text:p text:style-name="First_20_paragraph">Test text test text test text.</text:p>
      <text:p text:style-name="P3">This is a quote block. It should be indented slightly and shouldn’t contain a line break.</text:p>
      <text:p text:style-name="P3">This is a second paragraph in the same quote bloc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2</meta:generator>
    <dc:title>The Title</dc:title>
    <dc:description/>
    <dc:subject>Version: reproducible</dc:subject>
    <meta:keyword/>
    <dc:language>en-GB</dc:language>
    <meta:initial-creator>The Author</meta:initial-creator>
    <dc:creator>The Author</dc:creator>
    <meta:creation-date>2021-04-12T16:02:01Z</meta:creation-date>
    <dc:date>2021-04-12T16:02:01Z</dc:date>
    <meta:user-defined meta:name="docversion" meta:value-type="string">reproducible</meta:user-defined>
    <meta:user-defined meta:name="source-hash" meta:value-type="string">73310d412aba179c1f378944fdfc6b17</meta:user-defined>
  </office:meta>
</office:document-meta>
</file>